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 :</text:p>
      <text:p text:style-name="P2"/>
      <text:p text:style-name="P4"><text:span text:style-name="T1">Variable :</text:span> zone de la mémoire destinée à accueillir une donnée de type précis. La taille de la mémoire dépend du type donnée et de l'I.D.E.</text:p>
      <text:p text:style-name="P4"/>
      <text:p text:style-name="P5">Configurer console sur visual studio code quand créer nouveau projet: « dotnet new console --framework net5.0 »</text:p>
      <text:p text:style-name="P5"/>
      <text:p text:style-name="P4">Souligner « Algorithme », « Variables », « Début », « Fin »</text:p>
      <text:p text:style-name="P4">Pour déclaration de variable : Ex = A ← 0</text:p>
      <text:p text:style-name="P4"><text:tab/><text:tab/><text:tab/><text:tab/> <text:s text:c="9"/>B ← 0</text:p>
      <text:p text:style-name="P4"/>
      <text:p text:style-name="P4">Exemples d'algo en fr : <text:s/><text:span text:style-name="T1">Algorithme</text:span><text:tab/>#Name</text:p>
      <text:p text:style-name="P4"><text:s text:c="39"/></text:p>
      <text:p text:style-name="P4"><text:tab/><text:tab/><text:tab/> <text:s text:c="2"/><text:span text:style-name="T1">Variables</text:span> #Type et name</text:p>
      <text:p text:style-name="P4"><text:tab/><text:tab/><text:tab/> <text:s text:c="2"/><text:span text:style-name="T1">Début</text:span></text:p>
      <text:p text:style-name="P4"><text:tab/><text:tab/><text:tab/><text:tab/>#Corps de l'algo</text:p>
      <text:p text:style-name="P4"><text:tab/><text:tab/><text:tab/> <text:s text:c="2"/><text:span text:style-name="T1">Fin</text:span></text:p>
      <text:p text:style-name="P3"/>
      <text:p text:style-name="P4">Exemple du tableau : <text:s/></text:p>
      <text:p text:style-name="P4"><text:span text:style-name="T1">Algorithme</text:span> Somme</text:p>
      <text:p text:style-name="P4"/>
      <text:p text:style-name="P4"><text:span text:style-name="T1">Variables :</text:span> Entiers : A,B,Result</text:p>
      <text:p text:style-name="P3">Début</text:p>
      <text:p text:style-name="P4"><text:tab/>A ← 0</text:p>
      <text:p text:style-name="P4"><text:tab/>B ← 0</text:p>
      <text:p text:style-name="P4"><text:tab/>Result ← 0</text:p>
      <text:p text:style-name="P4"><text:tab/>Afficher « Valeur de A ? »</text:p>
      <text:p text:style-name="P4"><text:tab/>Lire A</text:p>
      <text:p text:style-name="P4"><text:tab/>Afficher « Valeur de B ? »</text:p>
      <text:p text:style-name="P4"><text:tab/>Lire B</text:p>
      <text:p text:style-name="P4"><text:tab/>Result = A + B ;</text:p>
      <text:p text:style-name="P4"><text:tab/>Afficher Result ;</text:p>
      <text:p text:style-name="P3">Fin</text:p>
      <text:p text:style-name="P3"/>
      <text:p text:style-name="P4">Ex1 :</text:p>
      <text:p text:style-name="P4"><text:span text:style-name="T1">Algorithme</text:span> Moyenne</text:p>
      <text:p text:style-name="P4"/>
      <text:p text:style-name="P4"><text:span text:style-name="T1">Variables :</text:span> Réels: A,B,Result</text:p>
      <text:p text:style-name="P3">Début</text:p>
      <text:p text:style-name="P4"><text:tab/>A ← 0</text:p>
      <text:p text:style-name="P4"><text:tab/>B ← 0</text:p>
      <text:p text:style-name="P4"><text:tab/>Result ← 0</text:p>
      <text:p text:style-name="P4"><text:tab/>Afficher « Valeur de A ? »</text:p>
      <text:p text:style-name="P4"><text:tab/>Lire A</text:p>
      <text:p text:style-name="P4"><text:tab/>Afficher « Valeur de B ? »</text:p>
      <text:p text:style-name="P4"><text:tab/>Lire B</text:p>
      <text:p text:style-name="P4"><text:tab/>Result = (A + B )/2;</text:p>
      <text:p text:style-name="P4"><text:tab/>Afficher Result</text:p>
      <text:p text:style-name="P3">Fin</text:p>
      <text:p text:style-name="P4"/>
      <text:p text:style-name="P4"/>
      <text:p text:style-name="P9"><text:soft-page-break/>En algo variable i pour parcourir un tableau commence à 1 et pas 0</text:p>
      <text:p text:style-name="P9"/>
      <text:p text:style-name="P8">Algorithme MoyenneTab</text:p>
      <text:p text:style-name="P8"/>
      <text:p text:style-name="P8">Variables Tableau de 4 entiers : notes</text:p>
      <text:p text:style-name="P8"><text:tab/> <text:s text:c="5"/>Double : note, moyenne</text:p>
      <text:p text:style-name="P8">Début</text:p>
      <text:p text:style-name="P8"><text:tab/>note ← 0</text:p>
      <text:p text:style-name="P8"><text:tab/>moyenne ← 0</text:p>
      <text:p text:style-name="P8"><text:tab/>pour i=1 à 4 (pas=1)</text:p>
      <text:p text:style-name="P8"><text:tab/>{</text:p>
      <text:p text:style-name="P8"><text:tab/>Afficher « saisir la » i « ème valeur »</text:p>
      <text:p text:style-name="P8"><text:tab/>lire tab[i]</text:p>
      <text:p text:style-name="P8"><text:tab/>moyenne = moyenne + tab[i]</text:p>
      <text:p text:style-name="P8"><text:tab/>}</text:p>
      <text:p text:style-name="P8"><text:tab/>finpour</text:p>
      <text:p text:style-name="P8"><text:tab/>afficher moyenne / longueur de tab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0T09:17:06</meta:creation-date>
    <dc:date>2021-11-17T09:47:08</dc:date>
    <dc:creator>Jordan </dc:creator>
    <meta:editing-duration>PT2H4M7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2" meta:paragraph-count="56" meta:word-count="247" meta:character-count="1244"/>
  </office:meta>
</office:document-meta>
</file>